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um</text:p>
          </table:table-cell>
          <table:table-cell table:style-name="Default" office:value-type="string" calcext:value-type="string">
            <text:p>group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prop</text:p>
          </table:table-cell>
          <table:table-cell table:style-name="ce1" office:value-type="string" calcext:value-type="string">
            <text:p>Reproduced</text:p>
          </table:table-cell>
          <table:table-cell office:value-type="string" calcext:value-type="string">
            <text:p>Supportin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Sn 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length</text:p>
          </table:table-cell>
          <table:table-cell office:value-type="float" office:value="2093" calcext:value-type="float">
            <text:p>2093</text:p>
          </table:table-cell>
          <table:table-cell office:value-type="float" office:value="2094" calcext:value-type="float">
            <text:p>209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tSn </text:p>
          </table:table-cell>
          <table:table-cell office:value-type="string" calcext:value-type="string">
            <text:p>mu</text:p>
          </table:table-cell>
          <table:table-cell table:style-name="ce1" office:value-type="string" calcext:value-type="string">
            <text:p>min</text:p>
          </table:table-cell>
          <table:table-cell office:value-type="float" office:value="0.234925666666667" calcext:value-type="float">
            <text:p>0.234925666666667</text:p>
          </table:table-cell>
          <table:table-cell office:value-type="float" office:value="0.234925666666666" calcext:value-type="float">
            <text:p>0.23492566666666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tSn 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tSn 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ength</text:p>
          </table:table-cell>
          <table:table-cell office:value-type="float" office:value="2093" calcext:value-type="float">
            <text:p>2093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string" calcext:value-type="string">
            <text:p>Read takes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tSn 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n</text:p>
          </table:table-cell>
          <table:table-cell office:value-type="float" office:value="29015.15" calcext:value-type="float">
            <text:p>29015.15</text:p>
          </table:table-cell>
          <table:table-cell office:value-type="float" office:value="29000.24" calcext:value-type="float">
            <text:p>29000.24</text:p>
          </table:table-cell>
          <table:table-cell/>
          <table:table-cell office:value-type="string" calcext:value-type="string">
            <text:p>Min &gt; 2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tSn 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x</text:p>
          </table:table-cell>
          <table:table-cell office:value-type="float" office:value="30063.64" calcext:value-type="float">
            <text:p>30063.64</text:p>
          </table:table-cell>
          <table:table-cell office:value-type="float" office:value="30049.25" calcext:value-type="float">
            <text:p>30049.25</text:p>
          </table:table-cell>
          <table:table-cell/>
          <table:table-cell office:value-type="string" calcext:value-type="string">
            <text:p>Max &lt; 304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Air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length</text:p>
          </table:table-cell>
          <table:table-cell office:value-type="float" office:value="2093" calcext:value-type="float">
            <text:p>2093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Air</text:p>
          </table:table-cell>
          <table:table-cell office:value-type="string" calcext:value-type="string">
            <text:p>mu</text:p>
          </table:table-cell>
          <table:table-cell table:style-name="ce1" office:value-type="string" calcext:value-type="string">
            <text:p>min</text:p>
          </table:table-cell>
          <table:table-cell office:value-type="float" office:value="0.220836" calcext:value-type="float">
            <text:p>0.220836</text:p>
          </table:table-cell>
          <table:table-cell office:value-type="float" office:value="0.22085611632653" calcext:value-type="float">
            <text:p>0.2208561163265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Air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x</text:p>
          </table:table-cell>
          <table:table-cell office:value-type="float" office:value="0.341396666666667" calcext:value-type="float">
            <text:p>0.341396666666667</text:p>
          </table:table-cell>
          <table:table-cell office:value-type="float" office:value="0.341383219727891" calcext:value-type="float">
            <text:p>0.3413832197278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Ai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ength</text:p>
          </table:table-cell>
          <table:table-cell office:value-type="float" office:value="2093" calcext:value-type="float">
            <text:p>2093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Air</text:p>
          </table:table-cell>
          <table:table-cell office:value-type="string" calcext:value-type="string">
            <text:p>energy</text:p>
          </table:table-cell>
          <table:table-cell table:style-name="ce1" office:value-type="string" calcext:value-type="string">
            <text:p>min</text:p>
          </table:table-cell>
          <table:table-cell office:value-type="float" office:value="29015.15" calcext:value-type="float">
            <text:p>29015.15</text:p>
          </table:table-cell>
          <table:table-cell office:value-type="float" office:value="29015.611" calcext:value-type="float">
            <text:p>29015.6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Ai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x</text:p>
          </table:table-cell>
          <table:table-cell office:value-type="float" office:value="30063.64" calcext:value-type="float">
            <text:p>30063.64</text:p>
          </table:table-cell>
          <table:table-cell office:value-type="float" office:value="30049.041" calcext:value-type="float">
            <text:p>30049.04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u</text:p>
          </table:table-cell>
          <table:table-cell table:style-name="ce1"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u</text:p>
          </table:table-cell>
          <table:table-cell table:style-name="ce1" office:value-type="string" calcext:value-type="string">
            <text:p>MIN</text:p>
          </table:table-cell>
          <table:table-cell office:value-type="float" office:value="0.0755105" calcext:value-type="float">
            <text:p>0.0755105</text:p>
          </table:table-cell>
          <table:table-cell office:value-type="float" office:value="0.0762233226923077" calcext:value-type="float">
            <text:p>0.076223322692307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u</text:p>
          </table:table-cell>
          <table:table-cell table:style-name="ce1" office:value-type="string" calcext:value-type="string">
            <text:p>MAX</text:p>
          </table:table-cell>
          <table:table-cell office:value-type="float" office:value="0.1472225" calcext:value-type="float">
            <text:p>0.1472225</text:p>
          </table:table-cell>
          <table:table-cell office:value-type="float" office:value="0.147185830612245" calcext:value-type="float">
            <text:p>0.14718583061224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N</text:p>
          </table:table-cell>
          <table:table-cell office:value-type="float" office:value="29015.15" calcext:value-type="float">
            <text:p>29015.15</text:p>
          </table:table-cell>
          <table:table-cell office:value-type="float" office:value="29015.631" calcext:value-type="float">
            <text:p>29015.63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X</text:p>
          </table:table-cell>
          <table:table-cell office:value-type="float" office:value="30063.64" calcext:value-type="float">
            <text:p>30063.64</text:p>
          </table:table-cell>
          <table:table-cell office:value-type="float" office:value="30049.061" calcext:value-type="float">
            <text:p>30049.06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IN</text:p>
          </table:table-cell>
          <table:table-cell office:value-type="float" office:value="0.1088095" calcext:value-type="float">
            <text:p>0.1088095</text:p>
          </table:table-cell>
          <table:table-cell office:value-type="float" office:value="0.108811917346939" calcext:value-type="float">
            <text:p>0.1088119173469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X</text:p>
          </table:table-cell>
          <table:table-cell office:value-type="float" office:value="0.18209175" calcext:value-type="float">
            <text:p>0.18209175</text:p>
          </table:table-cell>
          <table:table-cell office:value-type="float" office:value="0.182077527551021" calcext:value-type="float">
            <text:p>0.1820775275510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N</text:p>
          </table:table-cell>
          <table:table-cell office:value-type="float" office:value="29016.13" calcext:value-type="float">
            <text:p>29016.13</text:p>
          </table:table-cell>
          <table:table-cell office:value-type="float" office:value="29015.402" calcext:value-type="float">
            <text:p>29015.402</text:p>
          </table:table-cell>
          <table:table-cell table:style-name="ce2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X</text:p>
          </table:table-cell>
          <table:table-cell office:value-type="float" office:value="30064.62" calcext:value-type="float">
            <text:p>30064.62</text:p>
          </table:table-cell>
          <table:table-cell office:value-type="float" office:value="30049.352" calcext:value-type="float">
            <text:p>30049.35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tSn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tSn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IN</text:p>
          </table:table-cell>
          <table:table-cell office:value-type="float" office:value="0.232949333333333" calcext:value-type="float">
            <text:p>0.232949333333333</text:p>
          </table:table-cell>
          <table:table-cell office:value-type="float" office:value="0.232946084353741" calcext:value-type="float">
            <text:p>0.23294608435374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tSn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X</text:p>
          </table:table-cell>
          <table:table-cell office:value-type="float" office:value="0.361810333333333" calcext:value-type="float">
            <text:p>0.361810333333333</text:p>
          </table:table-cell>
          <table:table-cell office:value-type="float" office:value="0.36177098095238" calcext:value-type="float">
            <text:p>0.3617709809523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tSn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tSn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N</text:p>
          </table:table-cell>
          <table:table-cell office:value-type="float" office:value="29015.64" calcext:value-type="float">
            <text:p>29015.64</text:p>
          </table:table-cell>
          <table:table-cell office:value-type="float" office:value="29015.58" calcext:value-type="float">
            <text:p>29015.5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tSn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X</text:p>
          </table:table-cell>
          <table:table-cell office:value-type="float" office:value="30064.13" calcext:value-type="float">
            <text:p>30064.13</text:p>
          </table:table-cell>
          <table:table-cell office:value-type="float" office:value="30049.01" calcext:value-type="float">
            <text:p>30049.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ir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5" calcext:value-type="float">
            <text:p>2065</text:p>
          </table:table-cell>
          <table:table-cell/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ir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IN</text:p>
          </table:table-cell>
          <table:table-cell office:value-type="float" office:value="0.219913333333333" calcext:value-type="float">
            <text:p>0.219913333333333</text:p>
          </table:table-cell>
          <table:table-cell office:value-type="float" office:value="0.21994371632653" calcext:value-type="float">
            <text:p>0.2199437163265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ir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X</text:p>
          </table:table-cell>
          <table:table-cell office:value-type="float" office:value="0.320252666666667" calcext:value-type="float">
            <text:p>0.320252666666667</text:p>
          </table:table-cell>
          <table:table-cell office:value-type="float" office:value="0.320288168707482" calcext:value-type="float">
            <text:p>0.32028816870748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ir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ir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N</text:p>
          </table:table-cell>
          <table:table-cell office:value-type="float" office:value="29018.09" calcext:value-type="float">
            <text:p>29018.09</text:p>
          </table:table-cell>
          <table:table-cell office:value-type="float" office:value="29015.364" calcext:value-type="float">
            <text:p>29015.36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ir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X</text:p>
          </table:table-cell>
          <table:table-cell office:value-type="float" office:value="30066.58" calcext:value-type="float">
            <text:p>30066.58</text:p>
          </table:table-cell>
          <table:table-cell office:value-type="float" office:value="30049.314" calcext:value-type="float">
            <text:p>30049.31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r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IN</text:p>
          </table:table-cell>
          <table:table-cell office:value-type="float" office:value="0.071163275" calcext:value-type="float">
            <text:p>0.071163275</text:p>
          </table:table-cell>
          <table:table-cell office:value-type="float" office:value="0.0718692716826922" calcext:value-type="float">
            <text:p>0.071869271682692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X</text:p>
          </table:table-cell>
          <table:table-cell office:value-type="float" office:value="0.13234725" calcext:value-type="float">
            <text:p>0.13234725</text:p>
          </table:table-cell>
          <table:table-cell office:value-type="float" office:value="0.132297278061225" calcext:value-type="float">
            <text:p>0.1322972780612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N</text:p>
          </table:table-cell>
          <table:table-cell office:value-type="float" office:value="29018.58" calcext:value-type="float">
            <text:p>29018.58</text:p>
          </table:table-cell>
          <table:table-cell office:value-type="float" office:value="29015.275" calcext:value-type="float">
            <text:p>29015.27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X</text:p>
          </table:table-cell>
          <table:table-cell office:value-type="float" office:value="30067.07" calcext:value-type="float">
            <text:p>30067.07</text:p>
          </table:table-cell>
          <table:table-cell office:value-type="float" office:value="30049.225" calcext:value-type="float">
            <text:p>30049.22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2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2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IN</text:p>
          </table:table-cell>
          <table:table-cell office:value-type="float" office:value="0.1076655" calcext:value-type="float">
            <text:p>0.1076655</text:p>
          </table:table-cell>
          <table:table-cell office:value-type="float" office:value="0.107678398469387" calcext:value-type="float">
            <text:p>0.10767839846938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2_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X</text:p>
          </table:table-cell>
          <table:table-cell office:value-type="float" office:value="0.17495025" calcext:value-type="float">
            <text:p>0.17495025</text:p>
          </table:table-cell>
          <table:table-cell office:value-type="float" office:value="0.174906694387755" calcext:value-type="float">
            <text:p>0.17490669438775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2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enght</text:p>
          </table:table-cell>
          <table:table-cell office:value-type="float" office:value="2093" calcext:value-type="float">
            <text:p>2093</text:p>
          </table:table-cell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2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N</text:p>
          </table:table-cell>
          <table:table-cell office:value-type="float" office:value="29018.09" calcext:value-type="float">
            <text:p>29018.09</text:p>
          </table:table-cell>
          <table:table-cell office:value-type="float" office:value="29015.536" calcext:value-type="float">
            <text:p>29015.53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2_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X</text:p>
          </table:table-cell>
          <table:table-cell office:value-type="float" office:value="30066.58" calcext:value-type="float">
            <text:p>30066.58</text:p>
          </table:table-cell>
          <table:table-cell office:value-type="float" office:value="30049.486" calcext:value-type="float">
            <text:p>30049.48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F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4" number:min-decimal-places="4" number:min-integer-digits="1" number:grouping="true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6" number:min-decimal-places="6" number:min-integer-digits="1" number:grouping="true"/>
    </number:number-style>
    <number:number-style style:name="N123">
      <number:number number:decimal-places="7" number:min-decimal-places="7" number:min-integer-digits="1" number:grouping="true"/>
    </number:number-style>
    <number:number-style style:name="N124">
      <number:number number:decimal-places="8" number:min-decimal-places="8" number:min-integer-digits="1" number:grouping="true"/>
    </number:number-style>
    <number:number-style style:name="N125">
      <number:number number:decimal-places="9" number:min-decimal-places="9" number:min-integer-digits="1" number:grouping="true"/>
    </number:number-style>
    <number:number-style style:name="N126">
      <number:number number:decimal-places="10" number:min-decimal-places="10" number:min-integer-digits="1" number:grouping="true"/>
    </number:number-style>
    <number:number-style style:name="N127">
      <number:number number:decimal-places="11" number:min-decimal-places="11" number:min-integer-digits="1" number:grouping="true"/>
    </number:number-style>
    <number:number-style style:name="N128">
      <number:number number:decimal-places="12" number:min-decimal-places="12" number:min-integer-digits="1" number:grouping="true"/>
    </number:number-style>
    <number:number-style style:name="N129">
      <number:number number:decimal-places="13" number:min-decimal-places="13" number:min-integer-digits="1" number:grouping="true"/>
    </number:number-style>
    <number:number-style style:name="N130">
      <number:number number:decimal-places="14" number:min-decimal-places="14" number:min-integer-digits="1" number:grouping="true"/>
    </number:number-style>
    <number:number-style style:name="N131">
      <number:number number:decimal-places="15" number:min-decimal-places="15" number:min-integer-digits="1" number:grouping="true"/>
    </number:number-style>
    <number:number-style style:name="N132">
      <number:number number:decimal-places="16" number:min-decimal-places="16" number:min-integer-digits="1" number:grouping="true"/>
    </number:number-style>
    <number:number-style style:name="N133">
      <number:number number:decimal-places="17" number:min-decimal-places="17" number:min-integer-digits="1" number:grouping="true"/>
    </number:number-style>
    <number:number-style style:name="N134">
      <number:number number:decimal-places="18" number:min-decimal-places="18" number:min-integer-digits="1" number:grouping="true"/>
    </number:number-style>
    <number:number-style style:name="N135">
      <number:number number:decimal-places="19" number:min-decimal-places="19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9:02:51.728000000</meta:creation-date>
    <dc:date>2023-11-29T23:48:29.496000000</dc:date>
    <meta:editing-duration>PT4H45M40S</meta:editing-duration>
    <meta:editing-cycles>2</meta:editing-cycles>
    <meta:generator>LibreOffice/7.5.1.2$Windows_X86_64 LibreOffice_project/fcbaee479e84c6cd81291587d2ee68cba099e129</meta:generator>
    <meta:document-statistic meta:table-count="1" meta:cell-count="295" meta:object-count="0"/>
  </office:meta>
</office:document-meta>
</file>